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4026" officeooo:paragraph-rsid="00024026"/>
    </style:style>
    <style:style style:name="P2" style:family="paragraph" style:parent-style-name="Standard">
      <style:paragraph-properties fo:text-align="center" style:justify-single-word="false"/>
      <style:text-properties officeooo:rsid="00024026" officeooo:paragraph-rsid="00024026"/>
    </style:style>
    <style:style style:name="P3" style:family="paragraph" style:parent-style-name="Standard">
      <style:text-properties officeooo:rsid="00024026" officeooo:paragraph-rsid="00047d9c"/>
    </style:style>
    <style:style style:name="P4" style:family="paragraph" style:parent-style-name="Standard">
      <style:text-properties officeooo:rsid="00024026" officeooo:paragraph-rsid="001114bd"/>
    </style:style>
    <style:style style:name="P5" style:family="paragraph" style:parent-style-name="Standard">
      <style:text-properties officeooo:rsid="00024026" officeooo:paragraph-rsid="00143ecb"/>
    </style:style>
    <style:style style:name="P6" style:family="paragraph" style:parent-style-name="Standard">
      <style:text-properties officeooo:rsid="00024026" officeooo:paragraph-rsid="001639e4"/>
    </style:style>
    <style:style style:name="P7" style:family="paragraph" style:parent-style-name="Standard">
      <style:text-properties fo:font-style="italic" officeooo:rsid="00024026" officeooo:paragraph-rsid="00024026" style:font-style-asian="italic" style:font-style-complex="italic"/>
    </style:style>
    <style:style style:name="P8" style:family="paragraph" style:parent-style-name="Standard">
      <style:text-properties officeooo:rsid="00047d9c" officeooo:paragraph-rsid="00047d9c"/>
    </style:style>
    <style:style style:name="P9" style:family="paragraph" style:parent-style-name="Standard">
      <style:text-properties officeooo:rsid="00047d9c" officeooo:paragraph-rsid="001639e4"/>
    </style:style>
    <style:style style:name="P10" style:family="paragraph" style:parent-style-name="Standard">
      <style:text-properties officeooo:rsid="0005909a" officeooo:paragraph-rsid="0005909a"/>
    </style:style>
    <style:style style:name="P11" style:family="paragraph" style:parent-style-name="Standard">
      <style:text-properties officeooo:rsid="0005909a" officeooo:paragraph-rsid="00047d9c"/>
    </style:style>
    <style:style style:name="P12" style:family="paragraph" style:parent-style-name="Standard">
      <style:text-properties officeooo:rsid="00063bdc" officeooo:paragraph-rsid="00047d9c"/>
    </style:style>
    <style:style style:name="P13" style:family="paragraph" style:parent-style-name="Standard">
      <style:text-properties officeooo:rsid="001639e4" officeooo:paragraph-rsid="001639e4"/>
    </style:style>
    <style:style style:name="P14" style:family="paragraph" style:parent-style-name="Standard">
      <style:text-properties officeooo:rsid="00196571" officeooo:paragraph-rsid="00196571"/>
    </style:style>
    <style:style style:name="P15" style:family="paragraph" style:parent-style-name="Standard">
      <style:text-properties officeooo:rsid="0019a586" officeooo:paragraph-rsid="0019a586"/>
    </style:style>
    <style:style style:name="P16" style:family="paragraph" style:parent-style-name="Standard">
      <style:text-properties officeooo:rsid="001afb36" officeooo:paragraph-rsid="001afb36"/>
    </style:style>
    <style:style style:name="P17" style:family="paragraph" style:parent-style-name="Standard">
      <style:text-properties fo:font-size="11pt" officeooo:rsid="0006fb65" officeooo:paragraph-rsid="0006fb65" style:font-size-asian="11pt" style:font-size-complex="11pt"/>
    </style:style>
    <style:style style:name="P18" style:family="paragraph" style:parent-style-name="Standard">
      <style:text-properties fo:font-size="11pt" officeooo:rsid="0006fb65" officeooo:paragraph-rsid="000a8be3" style:font-size-asian="11pt" style:font-size-complex="11pt"/>
    </style:style>
    <style:style style:name="P19" style:family="paragraph" style:parent-style-name="Standard">
      <style:text-properties fo:font-size="11pt" officeooo:rsid="0006fb65" officeooo:paragraph-rsid="000c391f" style:font-size-asian="11pt" style:font-size-complex="11pt"/>
    </style:style>
    <style:style style:name="P20" style:family="paragraph" style:parent-style-name="Standard">
      <style:text-properties fo:font-size="11pt" officeooo:rsid="0006fb65" officeooo:paragraph-rsid="000d101d" style:font-size-asian="11pt" style:font-size-complex="11pt"/>
    </style:style>
    <style:style style:name="P21" style:family="paragraph" style:parent-style-name="Standard">
      <style:text-properties fo:font-size="11pt" officeooo:rsid="0006fb65" officeooo:paragraph-rsid="000e7b6d" style:font-size-asian="11pt" style:font-size-complex="11pt"/>
    </style:style>
    <style:style style:name="P22" style:family="paragraph" style:parent-style-name="Standard">
      <style:text-properties fo:font-size="11pt" officeooo:rsid="0006fb65" officeooo:paragraph-rsid="000f2c24" style:font-size-asian="11pt" style:font-size-complex="11pt"/>
    </style:style>
    <style:style style:name="P23" style:family="paragraph" style:parent-style-name="Standard">
      <style:text-properties fo:font-size="11pt" officeooo:rsid="0006fb65" officeooo:paragraph-rsid="000f8ae1" style:font-size-asian="11pt" style:font-size-complex="11pt"/>
    </style:style>
    <style:style style:name="P24" style:family="paragraph" style:parent-style-name="Standard">
      <style:text-properties fo:font-size="11pt" officeooo:rsid="0006fb65" officeooo:paragraph-rsid="001114bd" style:font-size-asian="11pt" style:font-size-complex="11pt"/>
    </style:style>
    <style:style style:name="P25" style:family="paragraph" style:parent-style-name="Standard">
      <style:text-properties fo:font-size="11pt" officeooo:rsid="0006fb65" officeooo:paragraph-rsid="001121f8" style:font-size-asian="11pt" style:font-size-complex="11pt"/>
    </style:style>
    <style:style style:name="P26" style:family="paragraph" style:parent-style-name="Standard">
      <style:text-properties fo:font-size="11pt" officeooo:rsid="0006fb65" officeooo:paragraph-rsid="00114bc1" style:font-size-asian="11pt" style:font-size-complex="11pt"/>
    </style:style>
    <style:style style:name="P27" style:family="paragraph" style:parent-style-name="Standard">
      <style:text-properties fo:font-size="11pt" officeooo:rsid="0005909a" officeooo:paragraph-rsid="0005909a" style:font-size-asian="11pt" style:font-size-complex="11pt"/>
    </style:style>
    <style:style style:name="P28" style:family="paragraph" style:parent-style-name="Standard">
      <style:text-properties fo:font-size="11pt" officeooo:rsid="0005909a" officeooo:paragraph-rsid="0006fb65" style:font-size-asian="11pt" style:font-size-complex="11pt"/>
    </style:style>
    <style:style style:name="P29" style:family="paragraph" style:parent-style-name="Standard">
      <style:text-properties fo:font-size="11pt" fo:font-weight="bold" officeooo:rsid="000a8be3" officeooo:paragraph-rsid="000a8be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0d101d" officeooo:paragraph-rsid="000d101d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0f2c24" officeooo:paragraph-rsid="000f2c24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0f2c24" officeooo:paragraph-rsid="000f8ae1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0f2c24" officeooo:paragraph-rsid="001121f8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0f2c24" officeooo:paragraph-rsid="00114bc1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2pt" officeooo:rsid="0006fb65" officeooo:paragraph-rsid="00114bc1" style:font-size-asian="10.5pt" style:font-size-complex="12pt"/>
    </style:style>
    <style:style style:name="P36" style:family="paragraph" style:parent-style-name="Standard">
      <style:text-properties fo:font-size="12pt" officeooo:rsid="001bd4a5" officeooo:paragraph-rsid="001bd4a5" style:font-size-asian="10.5pt" style:font-size-complex="12pt"/>
    </style:style>
    <style:style style:name="P37" style:family="paragraph" style:parent-style-name="Standard">
      <style:text-properties fo:font-size="12pt" officeooo:rsid="001d0168" officeooo:paragraph-rsid="001d0168" style:font-size-asian="10.5pt" style:font-size-complex="12pt"/>
    </style:style>
    <style:style style:name="P38" style:family="paragraph" style:parent-style-name="Standard">
      <style:text-properties officeooo:rsid="001d0168" officeooo:paragraph-rsid="001d0168"/>
    </style:style>
    <style:style style:name="P39" style:family="paragraph" style:parent-style-name="Title">
      <style:text-properties style:font-name="Liberation Sans" fo:font-size="28pt" fo:font-weight="bold" officeooo:rsid="00143ecb" officeooo:paragraph-rsid="00143ecb" style:font-name-asian="PingFang SC" style:font-size-asian="28pt" style:font-weight-asian="bold" style:font-name-complex="Arial Unicode MS" style:font-size-complex="28pt" style:font-weight-complex="bold"/>
    </style:style>
    <style:style style:name="P40" style:family="paragraph" style:parent-style-name="Standard">
      <style:paragraph-properties fo:break-before="page"/>
      <style:text-properties fo:font-size="11pt" fo:font-weight="bold" officeooo:rsid="0006fb65" officeooo:paragraph-rsid="0006fb65" style:font-size-asian="11pt" style:font-weight-asian="bold" style:font-size-complex="11pt" style:font-weight-complex="bold"/>
    </style:style>
    <style:style style:name="P41" style:family="paragraph" style:parent-style-name="Standard">
      <style:text-properties fo:font-size="11pt" fo:font-weight="bold" officeooo:rsid="0006fb65" officeooo:paragraph-rsid="0006fb65" style:font-size-asian="11pt" style:font-weight-asian="bold" style:font-size-complex="11pt" style:font-weight-complex="bold"/>
    </style:style>
    <style:style style:name="P42" style:family="paragraph" style:parent-style-name="Standard">
      <style:text-properties fo:font-size="11pt" fo:font-weight="bold" officeooo:rsid="000a8be3" officeooo:paragraph-rsid="000a8be3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0c391f" officeooo:paragraph-rsid="000c391f" style:font-size-asian="11pt" style:font-weight-asian="bold" style:font-size-complex="11pt" style:font-weight-complex="bold"/>
    </style:style>
    <style:style style:name="P44" style:family="paragraph" style:parent-style-name="Heading_20_3">
      <style:paragraph-properties fo:break-before="page"/>
    </style:style>
    <style:style style:name="T1" style:family="text">
      <style:text-properties officeooo:rsid="00024026"/>
    </style:style>
    <style:style style:name="T2" style:family="text">
      <style:text-properties officeooo:rsid="0002a296"/>
    </style:style>
    <style:style style:name="T3" style:family="text">
      <style:text-properties officeooo:rsid="00047d9c"/>
    </style:style>
    <style:style style:name="T4" style:family="text">
      <style:text-properties officeooo:rsid="0005909a"/>
    </style:style>
    <style:style style:name="T5" style:family="text">
      <style:text-properties officeooo:rsid="0006fb65"/>
    </style:style>
    <style:style style:name="T6" style:family="text">
      <style:text-properties officeooo:rsid="0007531f"/>
    </style:style>
    <style:style style:name="T7" style:family="text">
      <style:text-properties officeooo:rsid="000a8b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391f"/>
    </style:style>
    <style:style style:name="T10" style:family="text">
      <style:text-properties officeooo:rsid="000d101d"/>
    </style:style>
    <style:style style:name="T11" style:family="text">
      <style:text-properties officeooo:rsid="000e7b6d"/>
    </style:style>
    <style:style style:name="T12" style:family="text">
      <style:text-properties officeooo:rsid="000f2c24"/>
    </style:style>
    <style:style style:name="T13" style:family="text">
      <style:text-properties officeooo:rsid="000f8ae1"/>
    </style:style>
    <style:style style:name="T14" style:family="text">
      <style:text-properties officeooo:rsid="001114bd"/>
    </style:style>
    <style:style style:name="T15" style:family="text">
      <style:text-properties officeooo:rsid="001121f8"/>
    </style:style>
    <style:style style:name="T16" style:family="text">
      <style:text-properties officeooo:rsid="00114bc1"/>
    </style:style>
    <style:style style:name="T17" style:family="text">
      <style:text-properties officeooo:rsid="0012916b"/>
    </style:style>
    <style:style style:name="T18" style:family="text">
      <style:text-properties officeooo:rsid="00143ecb"/>
    </style:style>
    <style:style style:name="T19" style:family="text">
      <style:text-properties officeooo:rsid="001639e4"/>
    </style:style>
    <style:style style:name="T20" style:family="text">
      <style:text-properties officeooo:rsid="00183200"/>
    </style:style>
    <style:style style:name="T21" style:family="text">
      <style:text-properties officeooo:rsid="00196571"/>
    </style:style>
    <style:style style:name="T22" style:family="text">
      <style:text-properties officeooo:rsid="0019a586"/>
    </style:style>
    <style:style style:name="T23" style:family="text">
      <style:text-properties officeooo:rsid="001afb36"/>
    </style:style>
    <style:style style:name="T24" style:family="text">
      <style:text-properties officeooo:rsid="001bd4a5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83200"/>
    </style:style>
    <style:style style:name="T28" style:family="text">
      <style:text-properties officeooo:rsid="001da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Last Order Logic</text:p>
      <text:p text:style-name="P2">by Sven Nilsen, 2021</text:p>
      <text:p text:style-name="P1"/>
      <text:p text:style-name="P7">In this paper I present a logic<text:span text:style-name="T19">al language </text:span>which is <text:span text:style-name="T19">kind of </text:span><text:span text:style-name="T18">like First Order Logic, but funny</text:span>.</text:p>
      <text:p text:style-name="P1"/>
      <text:p text:style-name="P10"><text:span text:style-name="T18">Last Order Logic (LOL)</text:span> is a language given by the following <text:span text:style-name="T18">syntax</text:span>:</text:p>
      <text:p text:style-name="P1"/>
      <text:p text:style-name="P1"><text:tab/><text:span text:style-name="T18">1</text:span><text:span text:style-name="T3"><text:tab/><text:tab/><text:tab/><text:tab/><text:tab/>term for truth</text:span></text:p>
      <text:p text:style-name="P1"><text:tab/><text:span text:style-name="T18">0</text:span><text:span text:style-name="T3"><text:tab/><text:tab/><text:tab/><text:tab/><text:tab/>term for falsehood</text:span></text:p>
      <text:p text:style-name="P1"><text:tab/><text:span text:style-name="T3">I<text:tab/><text:tab/><text:tab/><text:tab/><text:tab/>unit interval type</text:span></text:p>
      <text:p text:style-name="P1"><text:tab/><text:span text:style-name="T3">(a, b)<text:tab/><text:tab/><text:tab/><text:tab/><text:tab/>tuple of `a` and `b`</text:span></text:p>
      <text:p text:style-name="P5"><text:tab/>¬<text:span text:style-name="T18">a</text:span><text:span text:style-name="T3"><text:tab/><text:tab/><text:tab/><text:tab/><text:tab/>logical NOT</text:span></text:p>
      <text:p text:style-name="P1"><text:tab/><text:span text:style-name="T3">a ⋀ b<text:tab/><text:tab/><text:tab/><text:tab/><text:tab/>logical AND</text:span></text:p>
      <text:p text:style-name="P1"><text:tab/><text:span text:style-name="T3">a ⋁ b<text:tab/><text:tab/><text:tab/><text:tab/><text:tab/>logical OR</text:span></text:p>
      <text:p text:style-name="P1"><text:tab/><text:span text:style-name="T19">a ⊻ b<text:tab/><text:tab/><text:tab/><text:tab/><text:tab/>logical XOR</text:span></text:p>
      <text:p text:style-name="P5"><text:tab/><text:span text:style-name="T18">a == b<text:tab/><text:tab/><text:tab/><text:tab/><text:tab/>logical EQ</text:span></text:p>
      <text:p text:style-name="P5"><text:tab/><text:span text:style-name="T23">a =&gt; b<text:tab/><text:tab/><text:tab/><text:tab/><text:tab/>logical IMPLY</text:span></text:p>
      <text:p text:style-name="P1"><text:tab/><text:span text:style-name="T3">a ~= b<text:tab/><text:tab/><text:tab/><text:tab/><text:tab/>a path from `a` to `b`</text:span></text:p>
      <text:p text:style-name="P1"><text:tab/><text:span text:style-name="T3">(a ~= b) ~ 0 : a<text:tab/><text:tab/><text:tab/>path start point</text:span></text:p>
      <text:p text:style-name="P1"><text:tab/><text:span text:style-name="T3">(a ~= b) ~ </text:span><text:span text:style-name="T4">1</text:span><text:span text:style-name="T3"> : b<text:tab/><text:tab/><text:tab/>path end point</text:span></text:p>
      <text:p text:style-name="P1"><text:tab/><text:span text:style-name="T6">((a ~= b) ~= (c ~= d)) ~ (1, 0) : c<text:tab/>surface point</text:span></text:p>
      <text:p text:style-name="P1"><text:tab/><text:span text:style-name="T3">f(a)<text:tab/><text:tab/><text:tab/><text:tab/><text:tab/>lambda application</text:span></text:p>
      <text:p text:style-name="P1"><text:tab/><text:span text:style-name="T3">\(i : I) = f(i)<text:tab/><text:tab/><text:tab/><text:tab/>lambda abstraction</text:span></text:p>
      <text:p text:style-name="P1"><text:tab/>∀ <text:span text:style-name="T20">i</text:span><text:span text:style-name="T4"> : </text:span><text:span text:style-name="T20">I</text:span><text:span text:style-name="T2"> { f(i) } : </text:span><text:span text:style-name="T3">un(T</text:span><text:span text:style-name="T2">)<text:tab/><text:tab/><text:tab/>where `f` has </text:span><text:span text:style-name="T17">true </text:span><text:span text:style-name="T2">type `</text:span><text:span text:style-name="T3">T</text:span><text:span text:style-name="T2">` </text:span><text:span text:style-name="T3">for all `i`</text:span></text:p>
      <text:p text:style-name="P4"><text:tab/>∀ <text:span text:style-name="T20">i</text:span><text:span text:style-name="T4"> : </text:span><text:span text:style-name="T20">I</text:span><text:span text:style-name="T2"> { f(i) } : </text:span><text:span text:style-name="T14">nu</text:span><text:span text:style-name="T3">(</text:span><text:span text:style-name="T17">U</text:span><text:span text:style-name="T2">)<text:tab/><text:tab/><text:tab/></text:span><text:span text:style-name="T14">where `f` has </text:span><text:span text:style-name="T17">false </text:span><text:span text:style-name="T14">type </text:span><text:span text:style-name="T17">`U` </text:span><text:span text:style-name="T14">for at least one `i`</text:span></text:p>
      <text:p text:style-name="P3"><text:tab/>∃ <text:span text:style-name="T3">i : </text:span><text:span text:style-name="T20">I </text:span><text:span text:style-name="T3">{ f(i) } : nu(T)<text:tab/><text:tab/><text:tab/>where `f` has </text:span><text:span text:style-name="T17">true </text:span><text:span text:style-name="T3">type `T` for </text:span><text:span text:style-name="T4">at least one</text:span><text:span text:style-name="T3"> `i`</text:span></text:p>
      <text:p text:style-name="P6"><text:tab/>∃ <text:span text:style-name="T3">i : </text:span><text:span text:style-name="T20">I</text:span><text:span text:style-name="T3"> { f(i) } : </text:span><text:span text:style-name="T14">un</text:span><text:span text:style-name="T3">(</text:span><text:span text:style-name="T17">U</text:span><text:span text:style-name="T3">)<text:tab/><text:tab/><text:tab/></text:span><text:span text:style-name="T14">where `f` has </text:span><text:span text:style-name="T17">false </text:span><text:span text:style-name="T14">type `</text:span><text:span text:style-name="T17">U</text:span><text:span text:style-name="T14">` for all `i`</text:span></text:p>
      <text:p text:style-name="P9"><text:tab/><text:span text:style-name="T4">f(a ~= b) </text:span><text:span text:style-name="T20">=</text:span><text:span text:style-name="T4">= (f(a) ~= f(b))<text:tab/><text:tab/>lambda application for paths</text:span></text:p>
      <text:p text:style-name="P9"><text:tab/><text:span text:style-name="T19">lift(a) : a<text:tab/><text:tab/><text:tab/><text:tab/>`a` is lifted to type level</text:span></text:p>
      <text:p text:style-name="P9"><text:tab/><text:span text:style-name="T20">(</text:span><text:span text:style-name="T23">0</text:span><text:span text:style-name="T20"> ~= </text:span><text:span text:style-name="T23">1</text:span><text:span text:style-name="T20">) : (I ~= I)<text:tab/><text:tab/><text:tab/></text:span><text:span text:style-name="T23">the path `0 ~= 1` has </text:span><text:span text:style-name="T20">path type `I ~= I`</text:span></text:p>
      <text:p text:style-name="P12"/>
      <text:p text:style-name="P13">Notice that path points and quantifiers `<text:span text:style-name="T1">∀</text:span>` <text:span text:style-name="T21">and </text:span>`<text:span text:style-name="T1">∃</text:span>` do not evaluate, they produce a type instead.</text:p>
      <text:p text:style-name="P14">The quantifiers <text:span text:style-name="T19">`</text:span><text:span text:style-name="T1">∀</text:span><text:span text:style-name="T19">` </text:span>and <text:span text:style-name="T19">`</text:span><text:span text:style-name="T1">∃</text:span><text:span text:style-name="T19">` </text:span>are homogenous, which means when it has e.g. a true type, it has the same type for every true case. <text:span text:style-name="T19">The reason for this design choice is to </text:span><text:span text:style-name="T20">introduce multiple senses of truth values. In First Order Logic</text:span><text:span text:style-name="T27"><text:reference-ref text:reference-format="text" text:ref-name="first order logic">[1]</text:reference-ref></text:span><text:span text:style-name="T20">, there is only one sense of truth which is `false` and `true`. In Last Order Logic, one can have e.g. `un(1)` which means “uniformly true”. This can be nested, e.g. `nu(un(1))` which means “non-uniformly uniformly true”. Furthermore, a path can be a truth value, e.g. `un(a ~= a)` means “uniformly `a` in one dimension”.</text:span></text:p>
      <text:p text:style-name="P12"/>
      <text:p text:style-name="P8"><text:tab/>un<text:tab/><text:tab/><text:span text:style-name="T8">un</text:span>iform<text:tab/><text:tab/><text:tab/><text:span text:style-name="T22">alternatives: objective, “clothes on”</text:span></text:p>
      <text:p text:style-name="P8"><text:tab/>nu<text:tab/><text:tab/><text:span text:style-name="T8">n</text:span>on-<text:span text:style-name="T8">u</text:span>niform<text:tab/><text:tab/><text:tab/><text:span text:style-name="T22">alternatives: personal, “nude”</text:span></text:p>
      <text:p text:style-name="P11"/>
      <text:p text:style-name="P15">The terminology “uniform” and “non-uniform” comes from Avatar Extensions<text:span text:style-name="T26"><text:reference-ref text:reference-format="text" text:ref-name="avatar extensions">[2]</text:reference-ref></text:span>.</text:p>
      <text:p text:style-name="P16">These senses of truth are “truthful” when every symbol is concrete, such as `un(1)` or `nu(1 ~= 0)`.<text:line-break/>When the symbols are not concrete, the uniformity or non-uniformity is not to be taken seriously.</text:p>
      <text:p text:style-name="P14">The intuition is that a uniform truth can turn into non-uniform <text:span text:style-name="T22">and vice versa.</text:span></text:p>
      <text:p text:style-name="P16">This idea borrows from the mathematical universe called “The Joker”<text:span text:style-name="T26"><text:reference-ref text:reference-format="text" text:ref-name="the joker">[3]</text:reference-ref></text:span>.</text:p>
      <text:p text:style-name="P16"/>
      <text:p text:style-name="P38">This paper only presents the language of Last Order Logic and does not include inference rules.</text:p>
      <text:p text:style-name="P16">Rest of this paper are examples.</text:p>
      <text:p text:style-name="P40">Example 1:</text:p>
      <text:p text:style-name="P27">∵<text:tab/><text:span text:style-name="T5">f(i : I) = (</text:span><text:span text:style-name="T23">1</text:span><text:span text:style-name="T5"> ~= </text:span><text:span text:style-name="T23">0</text:span><text:span text:style-name="T5">) ~ i</text:span></text:p>
      <text:p text:style-name="P27"><text:span text:style-name="T5">∴<text:tab/>f(0) : </text:span><text:span text:style-name="T23">1</text:span><text:span text:style-name="T5"><text:tab/><text:tab/><text:tab/>f(1) : </text:span><text:span text:style-name="T23">0<text:tab/><text:tab/><text:tab/></text:span><text:span text:style-name="T1">∃ </text:span>i<text:span text:style-name="T2"> { f(i) } : </text:span><text:span text:style-name="T5">nu(</text:span><text:span text:style-name="T23">1</text:span><text:span text:style-name="T5">)</text:span></text:p>
      <text:p text:style-name="P28"/>
      <text:p text:style-name="P41">Example 2:</text:p>
      <text:p text:style-name="P17">∵<text:tab/>f(i : I) = ((<text:span text:style-name="T23">1</text:span> ~= <text:span text:style-name="T23">0</text:span>) ~= (<text:span text:style-name="T23">1</text:span> ~= <text:span text:style-name="T23">0</text:span>)) ~ i</text:p>
      <text:p text:style-name="P17">∴<text:tab/>f(0) : (<text:span text:style-name="T23">1</text:span> ~= <text:span text:style-name="T23">0</text:span>)<text:tab/><text:tab/>f(1) : (<text:span text:style-name="T23">1</text:span> ~= <text:span text:style-name="T23">0</text:span>)<text:tab/><text:tab/><text:span text:style-name="T1">∀ </text:span>i : <text:span text:style-name="T24">I </text:span>{ f(i) } : un(<text:span text:style-name="T23">1</text:span> ~= <text:span text:style-name="T23">0</text:span>)</text:p>
      <text:p text:style-name="P17"/>
      <text:p text:style-name="P29">Example 3:</text:p>
      <text:p text:style-name="P18">∵<text:tab/><text:span text:style-name="T7">p ~ 0 : </text:span><text:span text:style-name="T23">1</text:span><text:span text:style-name="T7"><text:tab/>p ~ 1 : </text:span><text:span text:style-name="T23">0</text:span></text:p>
      <text:p text:style-name="P18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18"/>
      <text:p text:style-name="P29">Example 4:</text:p>
      <text:p text:style-name="P18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3">1</text:span><text:span text:style-name="T9">)</text:span><text:span text:style-name="T7"><text:tab/><text:tab/>p ~ 0 : </text:span><text:span text:style-name="T23">0</text:span></text:p>
      <text:p text:style-name="P18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18"/>
      <text:p text:style-name="P43">Example 5:</text:p>
      <text:p text:style-name="P19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4">1</text:span><text:span text:style-name="T9"> ~= </text:span><text:span text:style-name="T24">0</text:span><text:span text:style-name="T9">)</text:span><text:span text:style-name="T7"><text:tab/><text:tab/>p ~ 0 : </text:span><text:span text:style-name="T24">(0</text:span><text:span text:style-name="T7"> </text:span><text:span text:style-name="T9">~= </text:span><text:span text:style-name="T24">0)</text:span></text:p>
      <text:p text:style-name="P19">∴<text:tab/><text:span text:style-name="T7">p =</text:span><text:span text:style-name="T24">=</text:span><text:span text:style-name="T7"> </text:span><text:span text:style-name="T9">(</text:span><text:span text:style-name="T7">(</text:span><text:span text:style-name="T24">0</text:span><text:span text:style-name="T7"> ~= </text:span><text:span text:style-name="T24">0</text:span><text:span text:style-name="T7">) </text:span><text:span text:style-name="T9">~= (</text:span><text:span text:style-name="T24">1</text:span><text:span text:style-name="T9"> ~= </text:span><text:span text:style-name="T24">0</text:span><text:span text:style-name="T9">))</text:span></text:p>
      <text:p text:style-name="P19"/>
      <text:p text:style-name="P30">Example 6:</text:p>
      <text:p text:style-name="P20">∵<text:tab/><text:span text:style-name="T1">∀ </text:span><text:span text:style-name="T24">i</text:span><text:span text:style-name="T10"> : </text:span><text:span text:style-name="T24">I</text:span><text:span text:style-name="T10">, j : </text:span><text:span text:style-name="T24">I </text:span><text:span text:style-name="T10">{ p ~ (i, j) } : un(un(</text:span><text:span text:style-name="T24">1</text:span><text:span text:style-name="T10">))</text:span></text:p>
      <text:p text:style-name="P20">∴<text:tab/><text:span text:style-name="T10">p = ((</text:span><text:span text:style-name="T24">1</text:span><text:span text:style-name="T10"> ~= </text:span><text:span text:style-name="T24">1</text:span><text:span text:style-name="T10">) ~= (</text:span><text:span text:style-name="T24">1</text:span><text:span text:style-name="T10"> ~= </text:span><text:span text:style-name="T24">1</text:span><text:span text:style-name="T10">))</text:span></text:p>
      <text:p text:style-name="P20"/>
      <text:p text:style-name="P30">Example 7:</text:p>
      <text:p text:style-name="P20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1">∴<text:tab/><text:span text:style-name="T1">∀ </text:span><text:span text:style-name="T11">i : </text:span><text:span text:style-name="T24">I </text:span><text:span text:style-name="T11">{ ¬p ~ i } : un(</text:span><text:span text:style-name="T24">0</text:span><text:span text:style-name="T11">)</text:span></text:p>
      <text:p text:style-name="P21"/>
      <text:p text:style-name="P31">Example 8:</text:p>
      <text:p text:style-name="P22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2">∴<text:tab/>¬∃<text:span text:style-name="T1"> </text:span><text:span text:style-name="T11">i : </text:span><text:span text:style-name="T24">I </text:span><text:span text:style-name="T11">{ ¬p ~ i } : un(</text:span><text:span text:style-name="T24">1</text:span><text:span text:style-name="T11">)</text:span></text:p>
      <text:p text:style-name="P22"/>
      <text:p text:style-name="P32">Example <text:span text:style-name="T13">9</text:span>:</text:p>
      <text:p text:style-name="P23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4">∴<text:tab/>∃<text:span text:style-name="T1"> </text:span><text:span text:style-name="T11">i : </text:span><text:span text:style-name="T24">I </text:span><text:span text:style-name="T11">{ </text:span>¬<text:span text:style-name="T11">p ~ i } : un(</text:span><text:span text:style-name="T24">0</text:span><text:span text:style-name="T11">)</text:span></text:p>
      <text:p text:style-name="P23"/>
      <text:p text:style-name="P33">Example <text:span text:style-name="T15">10</text:span>:</text:p>
      <text:p text:style-name="P25">∵<text:tab/>∃<text:span text:style-name="T1">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5">nu</text:span><text:span text:style-name="T10">(</text:span><text:span text:style-name="T24">1</text:span><text:span text:style-name="T10">)</text:span></text:p>
      <text:p text:style-name="P25">∴<text:tab/>¬∃<text:span text:style-name="T1"> </text:span><text:span text:style-name="T11">i : </text:span><text:span text:style-name="T24">I </text:span><text:span text:style-name="T11">{ p ~ i } : </text:span><text:span text:style-name="T15">nu</text:span><text:span text:style-name="T11">(</text:span><text:span text:style-name="T24">0</text:span><text:span text:style-name="T11">)</text:span></text:p>
      <text:p text:style-name="P25"/>
      <text:p text:style-name="P33">Example <text:span text:style-name="T15">11</text:span>:</text:p>
      <text:p text:style-name="P25">∵<text:tab/><text:span text:style-name="T15">x</text:span><text:span text:style-name="T10"> : </text:span><text:span text:style-name="T15">un</text:span><text:span text:style-name="T10">(</text:span><text:span text:style-name="T24">0</text:span><text:span text:style-name="T10">)</text:span></text:p>
      <text:p text:style-name="P25">∴<text:tab/>¬<text:span text:style-name="T15">x</text:span><text:span text:style-name="T11"> : un(</text:span><text:span text:style-name="T24">1</text:span><text:span text:style-name="T11">)</text:span></text:p>
      <text:p text:style-name="P25"/>
      <text:p text:style-name="P33">Example <text:span text:style-name="T15">12</text:span>:</text:p>
      <text:p text:style-name="P25">∵<text:tab/><text:span text:style-name="T15">x</text:span><text:span text:style-name="T10"> : </text:span><text:span text:style-name="T15">nu</text:span><text:span text:style-name="T10">(</text:span><text:span text:style-name="T24">0</text:span><text:span text:style-name="T10">)</text:span></text:p>
      <text:p text:style-name="P25">∴<text:tab/>¬<text:span text:style-name="T15">x</text:span><text:span text:style-name="T11"> : </text:span><text:span text:style-name="T15">nu</text:span><text:span text:style-name="T11">(</text:span><text:span text:style-name="T24">1</text:span><text:span text:style-name="T11">)</text:span></text:p>
      <text:p text:style-name="P25"/>
      <text:p text:style-name="P33">Example <text:span text:style-name="T15">13</text:span>:</text:p>
      <text:p text:style-name="P25">∵<text:tab/>¬<text:span text:style-name="T1">∀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6">nu</text:span><text:span text:style-name="T10">(</text:span><text:span text:style-name="T24">1</text:span><text:span text:style-name="T10">)</text:span></text:p>
      <text:p text:style-name="P25">∴<text:tab/>∃<text:span text:style-name="T1"> </text:span><text:span text:style-name="T11">i : </text:span><text:span text:style-name="T24">I </text:span><text:span text:style-name="T11">{ ¬p ~ i } : </text:span><text:span text:style-name="T16">nu</text:span><text:span text:style-name="T11">(</text:span><text:span text:style-name="T24">1</text:span><text:span text:style-name="T11">)</text:span></text:p>
      <text:p text:style-name="P25"/>
      <text:p text:style-name="P34">Example <text:span text:style-name="T15">1</text:span><text:span text:style-name="T16">4</text:span>:</text:p>
      <text:p text:style-name="P26">∵<text:tab/>∃<text:span text:style-name="T1"> </text:span><text:span text:style-name="T16">i : </text:span><text:span text:style-name="T28">I</text:span><text:span text:style-name="T10">, </text:span><text:span text:style-name="T16">j : </text:span><text:span text:style-name="T28">I</text:span><text:span text:style-name="T10"> { p ~ </text:span><text:span text:style-name="T16">(i</text:span><text:span text:style-name="T11">, </text:span><text:span text:style-name="T16">j)</text:span><text:span text:style-name="T10"> } : </text:span><text:span text:style-name="T16">un(false</text:span><text:span text:style-name="T10">)</text:span></text:p>
      <text:p text:style-name="P26">∴<text:tab/>∃<text:span text:style-name="T1"> </text:span><text:span text:style-name="T11">i : </text:span><text:span text:style-name="T28">I</text:span><text:span text:style-name="T11"> { ¬p ~ i } : </text:span><text:span text:style-name="T16">nu</text:span><text:span text:style-name="T11">(</text:span><text:span text:style-name="T12">true</text:span><text:span text:style-name="T11">)</text:span></text:p>
      <text:p text:style-name="P35"/>
      <text:h text:style-name="P44" text:outline-level="3">References:</text:h>
      <text:p text:style-name="P36"/>
      <text:p text:style-name="P36"><text:reference-mark-start text:name="first order logic"/>[1]<text:reference-mark-end text:name="first order logic"/><text:tab/>“First Order Logic”</text:p>
      <text:p text:style-name="P36"><text:tab/>Wikipedia</text:p>
      <text:p text:style-name="P36"><text:tab/><text:a xlink:type="simple" xlink:href="https://en.wikipedia.org/wiki/First-order_logic" text:style-name="Internet_20_link" text:visited-style-name="Visited_20_Internet_20_Link"><text:span text:style-name="T25">https://en.wikipedia.org/wiki/First-order_logic</text:span></text:a></text:p>
      <text:p text:style-name="P36"/>
      <text:p text:style-name="P37"><text:reference-mark-start text:name="avatar extensions"/>[2]<text:reference-mark-end text:name="avatar extensions"/><text:tab/>“Avatar Extensions”</text:p>
      <text:p text:style-name="P37"><text:tab/>AdvancedResearch – Summary page on Avatar Extensions</text:p>
      <text:p text:style-name="P37"><text:tab/><text:a xlink:type="simple" xlink:href="https://advancedresearch.github.io/avatar-extensions/summary.html" text:style-name="Internet_20_link" text:visited-style-name="Visited_20_Internet_20_Link"><text:span text:style-name="T25">https://advancedresearch.github.io/avatar-extensions/summary.html</text:span></text:a></text:p>
      <text:p text:style-name="P37"/>
      <text:p text:style-name="P37"><text:reference-mark-start text:name="the joker"/>[3]<text:reference-mark-end text:name="the joker"/><text:tab/>“The Joker”</text:p>
      <text:p text:style-name="P37"><text:tab/>Sven Nilsen, 2021</text:p>
      <text:p text:style-name="P37"><text:tab/><text:a xlink:type="simple" xlink:href="https://github.com/advancedresearch/path_semantics/blob/master/papers-wip2/the-joker.pdf" text:style-name="Internet_20_link" text:visited-style-name="Visited_20_Internet_20_Link"><text:span text:style-name="T25">https://github.com/advancedresearch/path_semantics/blob/master/papers-wip2/the-joker.pdf</text:span></text:a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0T15:32:54.119208448</meta:creation-date>
    <dc:date>2021-10-21T22:56:45.132041381</dc:date>
    <meta:editing-duration>PT23M23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3" meta:paragraph-count="89" meta:word-count="838" meta:character-count="3717" meta:non-whitespace-character-count="2853"/>
  </office:meta>
</office:document-meta>
</file>